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paragraph-properties fo:margin-bottom="0.1667in"/>
      <style:text-properties style:font-name="Times" fo:font-size="12.0pt" fo:background-color="#e0e0e0"/>
    </style:style>
    <style:style style:name="P5" style:family="paragraph" style:parent-style-name="Standard">
      <style:text-properties style:font-name="LiHei Pro" fo:font-size="12.0pt"/>
    </style:style>
    <style:style style:name="P6" style:family="paragraph" style:parent-style-name="Standard">
      <style:paragraph-properties fo:margin-bottom="0.1667in"/>
      <style:text-properties style:font-name="Times"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王修亮</text:span><text:s/>  |  2014.06.16 19:14   |   <text:a xlink:type="simple" xlink:href="http://palinfo.habago.org/Entry?Command=Information_PrintForum&amp;iPage=433#FORUM32444"><text:span text:style-name="T2">#</text:span></text:a></text:p>
      <text:p text:style-name="P2">非常感謝<text:span text:style-name="T3">!<text:line-break/></text:span>四十年前聽到的杜鵑，終於再次得聞。</text:p>
      <text:p text:style-name="P1"><text:span text:style-name="T1">良哲</text:span><text:s/>  |  2014.06.16 09:50   |   <text:a xlink:type="simple" xlink:href="http://palinfo.habago.org/Entry?Command=Information_PrintForum&amp;iPage=433#FORUM32443"><text:span text:style-name="T2">#</text:span></text:a></text:p>
      <text:p text:style-name="P3">頭一首是《肯達基老家鄉》。<text:span text:style-name="T3"><text:line-break/><text:line-break/>https://www.youtube.com/watch?v=2X2zm1HCrwk<text:line-break/><text:line-break/></text:span>肯德基老家鄉<text:span text:style-name="T3"><text:s/>My Old Kentucky Home, Good Night <text:line-break/></text:span>曲<text:span text:style-name="T3">:</text:span>史蒂芬．佛斯特<text:span text:style-name="T3"> <text:line-break/></text:span>翻譯<text:span text:style-name="T3">:</text:span>蕭而化<text:span text:style-name="T3"><text:line-break/><text:line-break/></text:span>夏天太陽照耀我肯德基鄉<text:span text:style-name="T3"><text:line-break/></text:span>黑族人都快樂歌唱<text:span text:style-name="T3"><text:line-break/></text:span>玉米成熟<text:span text:style-name="T3"><text:line-break/></text:span>遍地花開牧場上<text:span text:style-name="T3"><text:line-break/></text:span>小鳥飛舞歌聲好悠揚<text:span text:style-name="T3"><text:line-break/></text:span>家家小孩赤身轉臥地板上<text:span text:style-name="T3"><text:line-break/></text:span>享受那小屋夏陰涼<text:span text:style-name="T3"><text:line-break/></text:span>人事不常<text:span text:style-name="T3"><text:line-break/></text:span>厄運來臨沒法想<text:span text:style-name="T3"><text:line-break/></text:span>從此別肯德基老家鄉<text:span text:style-name="T3"><text:line-break/></text:span>孩子們別哭啦<text:span text:style-name="T3"><text:line-break/></text:span>悲哭使我心傷<text:span text:style-name="T3"><text:line-break/></text:span>大家來唱歌<text:span text:style-name="T3"><text:line-break/></text:span>歌唱我肯德基鄉<text:span text:style-name="T3"><text:line-break/></text:span>永不忘肯德基老家鄉</text:p>
      <text:p text:style-name="P1"><text:span text:style-name="T1">良哲</text:span><text:s/>  |  2014.06.16 09:38   |   <text:a xlink:type="simple" xlink:href="http://palinfo.habago.org/Entry?Command=Information_PrintForum&amp;iPage=433#FORUM32441"><text:span text:style-name="T2">#</text:span></text:a></text:p>
      <text:p text:style-name="P4"><text:span text:style-name="T1">修亮好，</text:span><text:line-break/><text:line-break/><text:span text:style-name="T1">有完整歌詞的那首是《杜鵑》，底下幾個連結可參考。</text:span><text:line-break/>https://www.youtube.com/watch?v=Bypx41d_xJ0<text:line-break/>https://www.youtube.com/watch?v=AR5n_f3HsBI</text:p>
      <text:p text:style-name="P1">umber   |  2014.06.11 00:50   |   <text:a xlink:type="simple" xlink:href="http://palinfo.habago.org/Entry?Command=Information_PrintForum&amp;iPage=433#FORUM32440"><text:span text:style-name="T2">#</text:span></text:a></text:p>
      <text:p text:style-name="P3">電腦首次通過圖靈測試　成功類比<text:span text:style-name="T3">13</text:span>歲男孩<text:span text:style-name="T3"><text:line-break/><text:line-break/>NOWnews.com </text:span>今日新聞網<text:span text:style-name="T3"><text:s/>2014</text:span>年<text:span text:style-name="T3"><text:s/>06</text:span>月<text:span text:style-name="T3"><text:s/>10</text:span>日<text:span text:style-name="T3"><text:s/>15:48<text:line-break/><text:line-break/></text:span>電腦於周六首次通過圖靈測試。一台由俄羅斯人弗拉基米爾<text:span text:style-name="T3">·</text:span>維西羅夫模仿一位<text:span text:style-name="T3">13</text:span>歲男孩開發的『超級電腦』透過了『標誌性的』圖靈測試。周六在倫敦英國皇家學會進行的測試上，有五台超級電腦參與了測試，看是否能透過文本對話來糊弄人們以為是在和真人對話。<text:span text:style-name="T3"><text:line-break/><text:line-break/></text:span>環球時報據英國《每日電訊報》報導，類比<text:span text:style-name="T3">13</text:span>歲小男孩的電腦程式『尤金<text:span text:style-name="T3">·</text:span>古斯特曼』讓<text:span text:style-name="T3">33%</text:span>的考官認為他們是在與人對話。這一測試成功正逢圖靈去世<text:span text:style-name="T3">60</text:span>周年紀念，被認為是人工智慧領域里程碑式的突破。<text:span text:style-name="T3"><text:line-break/><text:line-break/></text:span>圖靈測試由電腦科學之父和二戰密碼破譯者艾倫<text:span text:style-name="T3">·</text:span>圖靈在<text:span text:style-name="T3">1950</text:span>年提出，他認為如果電腦讓人無法辨認與人的差別，那麼它就真正在進行『思考』。在此之前，沒有電腦通過圖靈測試。在五分鐘的鍵盤聊天對話中，如被測試者超過<text:span text:style-name="T3">30%</text:span>的答覆不能使測試人分辨出哪些回答來自人，哪些來自機器，那麼這台機器就通過了圖靈測試。<text:span text:style-name="T3"><text:line-break/><text:line-break/></text:span>《獨立報》<text:span text:style-name="T3">9</text:span>日報導稱，這台成功的計算機是由出生於俄羅斯現居於美國的弗拉基米爾<text:span text:style-name="T3">·</text:span>維西羅夫開發。維西羅夫稱這對於他的研究團隊而言，是一個值得紀念的成就。『我們希望它能提高人們對人工智慧和聊天機器人的興趣。』</text:p>
      <text:p text:style-name="P1"><text:span text:style-name="T1">秉叡</text:span><text:s/>  |  2014.06.06 07:50   |   <text:a xlink:type="simple" xlink:href="http://palinfo.habago.org/Entry?Command=Information_PrintForum&amp;iPage=433#FORUM32439"><text:span text:style-name="T2">#</text:span></text:a></text:p>
      <text:p text:style-name="P2">以巴兩方，在有形的層面（外交、軍事與經濟）上，差距很大。但在無形的層次上，巴勒斯坦人是優於以色列。除了<text:span text:style-name="T3">1948</text:span>年的歷史集體記憶之外，另外驅動巴人永不放棄的精神，則是來自伊斯蘭信仰的動力。（有許多資料可以證明）<text:span text:style-name="T3"><text:line-break/><text:line-break/></text:span>目前巴人的抵抗意志，因聯合政府的成立而提升中。以色列則進行有形的反擊。這兩邊就像是在打無限期的延長賽一般。以色列雖然有西方大國的加持，但在西方市民社會的名聲已經爛掉了。反觀巴勒斯坦議題，已經成為西方社會的關切重心。<text:span text:style-name="T3"><text:line-break/><text:line-break/>http://www.middleeasteye.net/news/israel-plans-3300-homes-response-unity-government<text:line-break/>=====================================<text:line-break/></text:span>【當聲援巴勒斯坦，成為一種娛樂事業】<text:span text:style-name="T3"><text:line-break/><text:line-break/></text:span>當聲援巴勒斯坦，成為一種娛樂事業？越來越多觀光客，來到巴勒斯坦鄉村，體驗以色列軍人發射催淚瓦斯的感受。他們覺得很驚恐，但很有趣。對此，當地巴人沒有太大的反感，認為至少，這些觀光客可以了解巴勒斯坦的現況。<text:span text:style-name="T3"><text:line-break/><text:line-break/>http://www.middleeasteye.net/news/west-bank-new-mecca-conflict-tourists<text:line-break/><text:line-break/>=================================<text:line-break/></text:span>【種族清洗正以不同形式進行中】<text:span text:style-name="T3"><text:line-break/><text:line-break/></text:span>以色列歷史學者<text:span text:style-name="T3">Ilan Pappe</text:span>提出「種族清洗」<text:span text:style-name="T3">(Ethnic cleansing)</text:span>的概念，指出以色列從<text:span text:style-name="T3">1948</text:span>年起，透過各種形式，對巴勒斯坦人進行種族清洗。目前國際社會支持的和平方案，則是提供以色列種族清洗的保護傘。以巴兩方若要真的和解，以色列則必須停止種族清洗行動。<text:span text:style-name="T3"><text:line-break/><text:line-break/>http://www.middleeasteye.net/columns/ethnic-cleansing-other-means</text:span></text:p>
      <text:p text:style-name="P1"><text:span text:style-name="T1">王修亮</text:span><text:s/>  |  2014.06.05 22:28   |   <text:a xlink:type="simple" xlink:href="http://palinfo.habago.org/Entry?Command=Information_PrintForum&amp;iPage=433#FORUM32438"><text:span text:style-name="T2">#</text:span></text:a></text:p>
      <text:p text:style-name="P3">從小沒機會接觸音樂，來巴勒網，不知不覺學會在網路上找音樂和歌聲。<text:span text:style-name="T3"><text:line-break/></text:span>小時候聽到歌的機會不多，忘了在哪個場合聽過一首歌，那旋律令我念念於懷，但是歌詞只記得有一句<text:span text:style-name="T3">:</text:span>孩子們別哭啊<text:span text:style-name="T3">!</text:span>悲哭使我心傷。試著找找看，居然找到了<text:span text:style-name="T3">!<text:line-break/>https://www.youtube.com/watch?v=5yrmASwPsNw<text:line-break/><text:line-break/></text:span>另一首歌也很懷念，初中時聽到的，可惜只記得歌詞，怎樣也找不到樂曲。從曲音旋律的感覺，應該是某個國外古典名曲改編的，歌詞翻譯得很美，所以過耳不忘，全部記得。<text:span text:style-name="T3"><text:line-break/><text:line-break/></text:span>春郊欲雨，橫塘籠霧，鴻雁紛飛迷路。<text:span text:style-name="T3"><text:line-break/></text:span>卻怪杜宇，來自何處，高據江邊烟樹。<text:span text:style-name="T3"><text:line-break/></text:span>振刷毛羽，徬徨四顧，歸去歸去，如相催促，<text:span text:style-name="T3"><text:line-break/></text:span>春光已是難駐。<text:span text:style-name="T3"><text:line-break/></text:span>休！休！不堪更聽汝！<text:span text:style-name="T3"><text:line-break/></text:span>群芳成圃，幾經多蘊助，<text:span text:style-name="T3"><text:line-break/></text:span>疾風忽起，滿地殘紅舞，<text:span text:style-name="T3"><text:line-break/></text:span>歸去歸去！歸去歸去！究欲催春歸何處？<text:span text:style-name="T3"><text:line-break/></text:span>歸去歸去！歸去歸去！可奈春歸人悽楚。</text:p>
      <text:p text:style-name="P5"/>
      <text:p text:style-name="P1"><text:span text:style-name="T1">陳真</text:span><text:s/>  |  2014.06.05 10:33   |   <text:a xlink:type="simple" xlink:href="http://palinfo.habago.org/Entry?Command=Information_PrintForum&amp;iPage=434#FORUM32437"><text:span text:style-name="T2">#</text:span></text:a></text:p>
      <text:p text:style-name="P3">巴勒網畢竟不是我的，不好說關就關。所以我又把它打開，但請留言者自重，維持一定言論水平，否則也只能逕自刪除。<text:span text:style-name="T3"><text:line-break/><text:line-break/></text:span>至於對我感興趣的粉絲或人渣們，就請盡量私下蹧蹋，勿污染巴勒網一片淨土。為了降低這類<text:span text:style-name="T3"><text:s/>“</text:span>興趣<text:span text:style-name="T3">”</text:span>，我給自己訂個時間，中秋之前，我都不會寫什麼東西，好事者儘可散去。</text:p>
      <text:p text:style-name="P1"><text:span text:style-name="T1">陳真</text:span><text:s/>  |  2014.06.04 11:59   |   <text:a xlink:type="simple" xlink:href="http://palinfo.habago.org/Entry?Command=Information_PrintForum&amp;iPage=434#FORUM32436"><text:span text:style-name="T2">#</text:span></text:a></text:p>
      <text:p text:style-name="P2">寫字本身，原本愉悅，但卻往往招惹諸多令人極其不快之事；除了扭曲，還是扭曲，只能不斷澄清澄清再澄清，解釋解釋再解釋，實在很煩；而且，稍有不慎或不敬，便又要招惹人。<text:span text:style-name="T3"><text:line-break/><text:line-break/></text:span>上刀山或下油鍋二選一：一方面害怕得罪人更不想傷人，一方面卻又實在憋不住窩囊氣，忍不下各式各樣的庸俗解讀或誤解或刻意曲解等等等，然後只要一澄清或一反駁，勢必又一定會得罪人或招惹某些不可招惹的勢力，很為難。<text:span text:style-name="T3"><text:line-break/><text:line-break/></text:span>我常想，也許我的表達能力不足以與人溝通，反倒只是製造更多庸俗、猥瑣的荒唐解讀或誤解。<text:span text:style-name="T3"><text:line-break/><text:line-break/></text:span>總之，本板再次關閉，大家就地散去，勿在此地逗留。也許在秋天來臨之前，這板都不會開放。</text:p>
      <text:p text:style-name="P1"><text:span text:style-name="T1">陳真</text:span><text:s/>  |  2014.06.04 03:46   |   <text:a xlink:type="simple" xlink:href="http://palinfo.habago.org/Entry?Command=Information_PrintForum&amp;iPage=434#FORUM32435"><text:span text:style-name="T2">#</text:span></text:a></text:p>
      <text:p text:style-name="P3">我不知道妳是不是在回應我，但我在講的意思跟妳寫的八竿子打不著一點邊，完全不相干；我不是在寫作文，更不是在寫抒情文。<text:span text:style-name="T3"><text:line-break/><text:line-break/></text:span>別人要在我的文字上望文生義胡亂闡釋或亂回應，我也無計可施，很無奈，只能任人糟蹋。我能做的似乎就只是永無止盡的澄清：<text:span text:style-name="T3"><text:line-break/><text:line-break/></text:span>我講的，跟妳寫的意思，除了一些字眼<text:span text:style-name="T3">(</text:span>例如夢啊詩啊上帝啊什麼的<text:span text:style-name="T3">)</text:span>相同之外，完全是毫不相干的兩碼子事。<text:span text:style-name="T3"><text:line-break/><text:line-break/></text:span>我沒有半點惡意或不敬，但若不吭聲，啞巴吃黃蓮，實在也很痛苦。希望各位若有想法要說就請儘管去講你自己心裏的想法，但不要拿我的話，取一些毫無意義的關鍵字來闡釋，我若不吭聲，彷彿就得硬生生吞下這些莫名其妙的扭曲與糟蹋。但我若吭聲，便又要得罪人。<text:span text:style-name="T3"><text:line-break/><text:line-break/></text:span>一個作者沒法禁止半票讀者的扭曲與糟蹋，但總是很痛苦就是了。<text:span text:style-name="T3"><text:line-break/><text:line-break/></text:span>更令人難以忍受的是，舉個實例：<text:span text:style-name="T3"><text:line-break/><text:line-break/></text:span>十多年前，有個大明星學者<text:span text:style-name="T3">(</text:span>現在已經是大大大大明星領袖級學者<text:span text:style-name="T3">)</text:span>，寫信給我，一直要跟我討論哲學。他本科研究如何我不清楚，畢竟與我所學距離過於遙遠，難以評價，但我十分確定的是，他在專業哲學上的程度與理解能力就跟左鄰右舍的歐吉桑歐肉桑沒兩樣。<text:span text:style-name="T3"><text:line-break/><text:line-break/></text:span>不過，可怕的是，他卻又很喜歡談哲學，彷彿哲學是什麼很深刻崇高的思想似的。而且，因為他是大大大明星學者，政學關係良好，掌握許多教育資源，愛開什麼課就開什麼課，哪怕他對他所開的課一無所知，照樣瞎掰。重點是，他不但完全沒有自覺，而且自我滿意非常高，講得彷彿他就是個偉大哲學家似的。<text:span text:style-name="T3"><text:line-break/><text:line-break/></text:span>我不喜歡當面給人難堪，但經過無數次的忍耐之後，我決定委婉跟他說，他的所謂哲學，就跟中小學生寫作文沒兩樣。我還說，他如果真的對哲學有興趣，就該做基本功，就好像學習一套外語你總得先把字母學會吧。<text:span text:style-name="T3"><text:line-break/><text:line-break/></text:span>他聽了自然是很不悅，但因為他是大大大學者，而我當時僅是一個初入哲學大門的研究生，所以他仍繼續堅持講他那些很幼稚可笑的所謂哲學研究。我既說了我該說的心裏話，對方既然也沒有絲毫悔改之意，我便也只能繼續忍耐。<text:span text:style-name="T3"><text:line-break/><text:line-break/></text:span>但有一天，實在忍不住。事情是這樣。他問我一個有關維根斯坦的問題，我詳細回答了他。這些回答，雖然不敢說是天下唯一，不敢申請專利，但我想，天底下不可能有第二個人會跟我有同樣的想法了，簡單說就是這些想法純粹是我的原創，就好像天底下不可能有人會跟你作出一首極其類似的曲子一樣。<text:span text:style-name="T3"><text:line-break/><text:line-break/></text:span>我看他是完全聽不懂我所講的那些有關維根斯坦的想法，這很正常，畢竟他是哲學門外漢，更不用說維根斯坦的哲學事關邏輯，極為抽象，外行人根本就只能鴨子聽雷。<text:span text:style-name="T3"><text:line-break/><text:line-break/></text:span>但沒想到，他聽了我的回答之後，讚不絕口，不是讚我，而是讚嘆這些想法如此高深美妙，並且加了一句話說這就是他長年以來對維根斯坦的理解與研究。<text:span text:style-name="T3"><text:line-break/><text:line-break/></text:span>但是，這些想法明明就是我正在教你的不是嗎？天底下不可能會有第二個人會跟我有同樣闡釋維根斯坦的方式了，怎麼連這樣你也能馬上當場瞎掰成是你的固有思想？<text:span text:style-name="T3"><text:line-break/><text:line-break/></text:span>人的虛榮和做作做假總該有個盡頭，怎麼連人家剛剛教你的一種純粹原創的東西，你也能馬上收編己有，說成是你長年以來不斷思索、魂縈夢牽揮之不去的思想。<text:span text:style-name="T3"><text:line-break/><text:line-break/></text:span>在那之後，我決定判這個人精神上的<text:span text:style-name="T3"><text:s/>"</text:span>死刑<text:span text:style-name="T3">"</text:span>，沒有救了。<text:span text:style-name="T3"><text:line-break/><text:line-break/></text:span>當然，現實上人家可不是死刑，而且大紅大紫簡直就是萬人迷的思想家大學者、台灣之光呢？<text:span text:style-name="T3"><text:line-break/><text:line-break/></text:span>我對這些預料中事自然不意外。而且我還發現一個定律，在這島上，凡是與我氣味嚴重相左甚至敵對者有福了，他們將來肯定會很有前途；相反地，那些氣味與我相近者，往往不是死的死，逃的逃<text:span text:style-name="T3">(</text:span>布袋戲用語<text:span text:style-name="T3">)</text:span>，就是潦倒衰尾，浮沉濁世。<text:span text:style-name="T3"><text:line-break/><text:line-break/></text:span>但這其實無妨。什麼樣的人，自然就會收割屬於他的果實。</text:p>
      <text:p text:style-name="P1"><text:span text:style-name="T1">楊世主</text:span><text:s/>  |  2014.06.03 18:14   |   <text:a xlink:type="simple" xlink:href="http://palinfo.habago.org/Entry?Command=Information_PrintForum&amp;iPage=434#FORUM32434"><text:span text:style-name="T2">#</text:span></text:a></text:p>
      <text:p text:style-name="P2">我常在想，寫詩的人是否能夠知道自己在<text:span text:style-name="T3">"</text:span>胡說八道<text:span text:style-name="T3">"</text:span>？若能知道，那寫出來的東西是詩嗎？在寫詩的當下會思考這些宇宙外的問題嗎？這樣說的時候，是否已經是寫後的情況了，就像夢裡乍醒後的一聲驚呼與感嘆，但有多少真正的詩人能如此清醒地寫詩呢？還是詩人在自己的夢裡感嘆一聲這不過只是個夢而已，夢裡說夢，但何時清醒？人只要一說話，管他理論、數學、政治、藝術或吃喝拉睡賺錢，這樣看來似乎全都是詩、都是在人生大夢裡的囈語，我們的詩，也許只有在上帝眼中才讀得懂看得清斷得明。然而夢裡所能做的，就是好好地作夢這件事<text:span text:style-name="T3">.</text:span></text:p>
      <text:p text:style-name="P1"><text:span text:style-name="T1">陳真</text:span><text:s/>  |  2014.06.03 15:58   |   <text:a xlink:type="simple" xlink:href="http://palinfo.habago.org/Entry?Command=Information_PrintForum&amp;iPage=434#FORUM32433"><text:span text:style-name="T2">#</text:span></text:a></text:p>
      <text:p text:style-name="P3">有人質疑我道德原則化為何不可行。這事若要說清楚，得在這板上開一門課了。<text:span text:style-name="T3"><text:line-break/><text:line-break/></text:span>維根斯坦的學生<text:span text:style-name="T3"><text:s/>Charles Stevenson</text:span>，二戰期間，因為提出道德情緒論<text:span text:style-name="T3">(moral emotivism)</text:span>，遭教會發動攻擊，說他蠱惑人心、腐化道德、不愛國、不學無術、思想下流等等好多罪名，耶魯要他放棄為道德情緒論辯護，他不肯，校方便把他解聘。多年之後，人們蠢血沸騰的頭腦稍微退燒之後，耶魯敦請<text:span text:style-name="T3"><text:s/>Charles Stevenson </text:span>回任教職，但他拒絕了。<text:span text:style-name="T3"><text:line-break/><text:line-break/></text:span>我的<text:span text:style-name="T3"><text:s/>"</text:span>反道德原則主義<text:span text:style-name="T3">" </text:span>跟道德情緒論，系出同源，關鍵都在道德一詞。簡單說，這東西不是一種認知對象，它沒法產生知識，不會有<text:span text:style-name="T3"><text:s/>"</text:span>道德知識<text:span text:style-name="T3">" (moral knowledge)</text:span>這樣一種東西，藉著道德辭彙所表達的不是一種具有真假值判準的命題，而僅是表達一種態度，一種情緒。<text:span text:style-name="T3"><text:line-break/><text:line-break/></text:span>這其實也不是什麼標新立異的說法，過往許多哲學家的想法裏，或多或少都能找到支持，例如諸多實證主義者如羅素、維也納學派、<text:span text:style-name="T3">A.J. Ayer</text:span>及維根斯坦等等。他們認為，在知識論的王國裏，道德、美學等等，均無立足之地。<text:span text:style-name="T3"><text:line-break/><text:line-break/></text:span>好比說<text:span text:style-name="T3"><text:s/>"</text:span>月球上有嫦娥<text:span text:style-name="T3">"</text:span>，究竟有沒有嫦娥都無妨，不妨礙這話的認知性。但你若說<text:span text:style-name="T3"><text:s/>"</text:span>嫦娥好美<text:span text:style-name="T3">"</text:span>，這話就沒法理解了。沒法理解之事，只能感受之，我們感受到說這話的人覺得嫦娥的某種特質引起他的某種美好情緒，但嫦娥究竟美不美，隨你怎麼說都行。<text:span text:style-name="T3"><text:line-break/><text:line-break/></text:span>我覺得孝順很重要，於是發展出一個道德原則：<text:span text:style-name="T3">"</text:span>凡不孝順者應槍斃<text:span text:style-name="T3">"</text:span>。這時候，問題來了，我不知道哪些是犯人，我沒法判斷，我缺少一個客觀的判準<text:span text:style-name="T3">(criteria)</text:span>。你若持續追問我這原則意欲為何，我將詞窮。<text:span text:style-name="T3"><text:line-break/><text:line-break/></text:span>語言難以窮盡某些事物，但我們終究也只能在現實世界中靠它來達成某種溝通，而沒法靠一些更為精細微妙的表達方式，例如我沒法為了表達我對孝順的推崇而跳一支舞給你看，讓你體會孝順的微妙深意。<text:span text:style-name="T3"><text:line-break/><text:line-break/></text:span>因此，儘管許多時候我們明知無解、明知扭曲真實，但也只好繼續扭曲下去，要不就只能當啞巴了。所以，我倒也不是說不能這樣說不能那樣說，語言要怎麼說都行，但重點是說話者得知道自己的語言是怎麼一回事，別讓自己也給自己的語言迷惑了。<text:span text:style-name="T3"><text:line-break/><text:line-break/></text:span>你要把什麼原則化都是你的自由，但如果你要進一步把這些原則拿來當成交通規則般使用，逐條檢視每個特定現象，那便是一種災難。好比說我若把<text:span text:style-name="T3"><text:s/>"</text:span>人應孝順，否則槍斃<text:span text:style-name="T3">" </text:span>的道德原則拿來檢視你的每個言行，你恐怕槍斃一萬次都還不夠。<text:span text:style-name="T3"><text:line-break/><text:line-break/></text:span>記得十多年前曾陸續寫過許多文章，大約都跟胡說八道有關。過往文章大約都已屍骨無存，但董事長胡說八道的精神始終都還在。簡單說，胡說八道的人有福了。胡說八道不但不是什麼壞事，反倒是一樁美事，上天的一種賜福，讓我們全成為詩人。但重點是，你得知道自己在胡說八道才行。<text:span text:style-name="T3"><text:line-break/><text:line-break/></text:span>維根斯坦一生寫了千萬字，但我看講來講去不過就是在講胡說八道<text:span text:style-name="T3">(nonsense)</text:span>四個字。據維根斯坦的一個知心好友<text:span text:style-name="T3">(</text:span>也是個精神科醫師<text:span text:style-name="T3">)Maurice O'Connor Drury </text:span>說，維根斯坦生前很喜歡聖奧古斯丁的一句話：<text:span text:style-name="T3">"</text:span>你們這些豬，別害怕，看在上帝的份上，儘管去胡說八道吧。<text:span text:style-name="T3">" </text:span>胡說八道是很美的一件事，但如果說話者不知道自己在胡說八道，那就很麻煩了。<text:span text:style-name="T3"><text:line-break/><text:line-break/></text:span>這事一言難盡，寫起來亦無趣，猶如對牆自語。現在有事得出門幹活，得中斷，沒法再寫。剪一段我寫給朋友的信件如下，也是在談有關胡說八道：<text:span text:style-name="T3"><text:line-break/><text:line-break/></text:span>我不比任何人更懂得一些什麼。對此我倒無遺憾，畢竟任何需要弄懂的東西，其實我興趣並不大，因為那就像提出各式各樣的理論讓別人去弄懂一般。若我願意，我想我也能跟任何一個社會學家一樣，針對任何一種現象迅速提出許多理論。<text:span text:style-name="T3"><text:line-break/><text:line-break/></text:span>理論終究是瑣碎的，因為它為了解釋現象而存在，但它本身卻需要更多的解釋，到最後，我懷疑它終究能解釋什麼；它似乎只是圓自己一個既定的說法。<text:span text:style-name="T3"><text:line-break/><text:line-break/></text:span>我對那些昭然若揭、不證自明、不需要懂的東西反倒充滿熱情。<text:span text:style-name="T3"><text:line-break/><text:line-break/></text:span>我能明白你說的，但那就像明白一首歌的歌詞那樣，無對無錯；它也許帶來一種感覺或啟發，但並非帶來一個答案。在我看來，一個理論最好的狀況便是如此，反倒當它以答案的形式出現時，便是一種災難或心靈折磨。<text:span text:style-name="T3"><text:line-break/><text:line-break/></text:span>這也許得回到我向來對社會學本質的一種非實證性的看法，因為當它若硬要冒充實證，全身上下從裏到外將全是破綻，不堪一擊。<text:span text:style-name="T3"><text:line-break/><text:line-break/></text:span>我喜歡詩，同時也自認為是一個真正意義上的詩人，卻對不清不楚的東西有點難以忍受，這註定了我只能用邏輯和數學寫詩。<text:span text:style-name="T3"><text:line-break/><text:line-break/></text:span>理論之為物，不僅在於它的瑣碎與無用，更在於它的極度不清不楚，但提出理論者卻往往沒法意識到自身可怕的含糊與曖昧。假若有個理論家，充份意識到這一點，那他模糊曖昧之罪將瞬間全數被赦免。<text:span text:style-name="T3"><text:line-break/><text:line-break/></text:span>胡說八道並不是一種壞事，詩不就是一種合法、美麗的胡說八道？重點是，詩人得有本事意識到這一點；萬一他以為自己的詩就像一種新聞報導或呈堂證供那樣<text:span text:style-name="T3"><text:s/>"</text:span>寫實<text:span text:style-name="T3">"</text:span>，那便是一種災難。萬一這位詩人擁有某種權力或勢力，那就會如你眼前所見時下這樣一種教條橫行的時代醜劇一般。<text:span text:style-name="T3"><text:line-break/><text:line-break/></text:span>一點想法，胡說八道如上。僅供參考。<text:span text:style-name="T3"><text:line-break/><text:line-break/></text:span>我常想，我永遠不可能犯錯，因為我始終不曾宣稱自己才是對的。當一個東西無對無錯，它便是詩歌。<text:span text:style-name="T3"><text:line-break/><text:line-break/></text:span>胡說八道的人有福了，阿門。但前提是胡說八道者得明白自己是在胡說八道。</text:p>
      <text:p text:style-name="P1"><text:span text:style-name="T1">陳真</text:span><text:s/>  |  2014.06.03 14:40   |   <text:a xlink:type="simple" xlink:href="http://palinfo.habago.org/Entry?Command=Information_PrintForum&amp;iPage=434#FORUM32432"><text:span text:style-name="T2">#</text:span></text:a></text:p>
      <text:p text:style-name="P4"><text:span text:style-name="T1">俊萍好，我的</text:span><text:s/>email<text:span text:style-name="T1">是</text:span><text:s/>emirchen@gmail.com</text:p>
      <text:p text:style-name="P1"><text:span text:style-name="T1">王俊萍</text:span><text:s/>  |  2014.06.03 14:26   |   <text:a xlink:type="simple" xlink:href="http://palinfo.habago.org/Entry?Command=Information_PrintForum&amp;iPage=434#FORUM32431"><text:span text:style-name="T2">#</text:span></text:a></text:p>
      <text:p text:style-name="P6"><text:span text:style-name="T1">陳真醫師您好</text:span>!<text:line-break/><text:span text:style-name="T1">忘了留下連絡方式</text:span>:<text:span text:style-name="T1">王俊萍，手機</text:span>0975-976691<text:span text:style-name="T1">，</text:span>e-mail:jp5569@xuite.net</text:p>
      <text:p text:style-name="P1"><text:span text:style-name="T1">王俊萍</text:span><text:s/>  |  2014.06.03 14:18   |   <text:a xlink:type="simple" xlink:href="http://palinfo.habago.org/Entry?Command=Information_PrintForum&amp;iPage=434#FORUM32430"><text:span text:style-name="T2">#</text:span></text:a></text:p>
      <text:p text:style-name="P2">陳真醫師您好<text:span text:style-name="T3">!<text:line-break/></text:span>有私人問題想向您請教與討論，不知您是否方便<text:span text:style-name="T3">?</text:span>如何與您連繫<text:span text:style-name="T3">?</text:span>謝謝<text:span text:style-name="T3">!</text:span></text:p>
      <text:p text:style-name="P1"><text:span text:style-name="T1">陳真</text:span><text:s/>  |  2014.06.03 01:32   |   <text:a xlink:type="simple" xlink:href="http://palinfo.habago.org/Entry?Command=Information_PrintForum&amp;iPage=434#FORUM32429"><text:span text:style-name="T2">#</text:span></text:a></text:p>
      <text:p text:style-name="P3">黃院長晚安。<text:span text:style-name="T3"><text:line-break/><text:line-break/></text:span>因為您提到<text:span text:style-name="T3"><text:s/>universal health coverage</text:span>，勾起我一些深植內心的想法，只是從未實踐。<text:span text:style-name="T3"><text:line-break/><text:line-break/></text:span>我總覺得做為一個醫師，台灣人其實是不太需要我的。他們喜歡名醫，喜歡參與大醫院掛一百多號那種盛況。十多年前，我在台北某大醫院也曾經光是一個診就掛號掛到一百多號，醫療品質很差，但病患卻覺得病人多表示你很厲害。有些病人看我病患滿山滿谷，還因此把我當神醫，彷彿讓我看一眼就能馬上取得神藥。但我對於那樣一種工作環境，感到痛苦不堪；就算是擺算命攤，服務品質恐怕都好過我的醫療。<text:span text:style-name="T3"><text:line-break/><text:line-break/></text:span>相對於台灣的醫療過剩或浮濫使用<text:span text:style-name="T3">(</text:span>看病次數始終蟬聯世界冠軍<text:span text:style-name="T3">)</text:span>，我知道許多國家的人民，包括大陸許多偏遠村落，一般人處於一種很低水平的醫療環境；生了病，往往只能聽天由命。我總覺得自己或許可以幫上一點忙，甚至常想重新去當住院醫師，學習一些適合在戰亂地區服務的內外科臨床技能。<text:span text:style-name="T3"><text:line-break/><text:line-break/></text:span>過去常資助<text:span text:style-name="T3"><text:s/>MSF(</text:span>醫師無國界組織<text:span text:style-name="T3">)</text:span>，有時一捐就是好幾百英鎊，相當於台幣兩、三萬元。有一次，我寫信跟他們說，我雖是醫生，但能捐的金額不多，事實上，我每次捐的這些錢幾乎就是我最後僅剩的一點生活費裏頭的一大部份了。<text:span text:style-name="T3"><text:line-break/><text:line-break/></text:span>有一天，一位<text:span text:style-name="T3">MSF</text:span>法國總部的幹部，是個女生，寫了一封信給我，寄來一些戰亂國家的最新醫療狀況簡報，信末用很愉悅的私人口吻說了一句：<text:span text:style-name="T3">"</text:span>我有一種感覺，也許有一天你會成為我們的一份子。<text:span text:style-name="T3">"<text:line-break/><text:line-break/></text:span>我想，她所期待的這一天應該不會來臨。為了抗拒這一切，我盡量刻意避免接觸相關資料。但敘利亞、伊拉克及阿富汗等等這些飽經戰火摧殘的國家，長年以來，我對他們的狀況知之甚詳，特別是醫療缺乏的部份，特別是兒童；就算我刻意想躲避接觸相關資訊，事實上也躲不了，因為這些無辜受苦、大大小小的生命，就像在我心裏面住了下來似的。<text:span text:style-name="T3"><text:line-break/><text:line-break/></text:span>鑑慧常說想改行，不想教書，想做一些比較有意義的工作，要我推薦有沒有什麼工作是對人真的有幫助的。我是跟她說，等我死後<text:span text:style-name="T3">(</text:span>這一天應該不會太遠<text:span text:style-name="T3">)</text:span>，妳就去類似像<text:span text:style-name="T3"><text:s/>OXFAM </text:span>或<text:span text:style-name="T3">CARE</text:span>或<text:span text:style-name="T3"><text:s/>SAVE THE CHILDREN</text:span>之類的機構工作，或回去之前英國的國際難民組織工作。<text:span text:style-name="T3"><text:line-break/><text:line-break/></text:span>當然，一個事情在你去做它之前，無非只是空談空想。但我除了空想自己之外，也常想到世界衛生組織在<text:span text:style-name="T3">universal health coverage</text:span>這方面的一些宣傳目標。他們究竟打算怎麼達成種種目標我不知道，但醫療就像食物一樣，有些國家食物多到必須當垃圾丟掉，例如英國，平均每個家庭有高達三分之一買來的食物在一周後腐爛而丟棄，但世上卻有著數十億人難以溫飽，<text:span text:style-name="T3">12</text:span>億人活在貧窮線底下。<text:span text:style-name="T3"><text:line-break/><text:line-break/></text:span>不管是醫療或食物，很多資源其實就像劍橋三一學院院長<text:span text:style-name="T3">(</text:span>諾貝爾經濟學獎得主<text:span text:style-name="T3">) Amartya Sen </text:span>所說，並非缺乏，而是分布不均。<text:span text:style-name="T3"><text:line-break/><text:line-break/></text:span>有時我常想，台灣醫生這麼多，世界各先進國家醫生這麼多，為什麼各國政府不形成一種政策，讓這些人力資源在這世界上能分布得平均一點，何必管它是哪一國人，即便是敵人也是人，醫療不應該有國界。<text:span text:style-name="T3"><text:line-break/><text:line-break/></text:span>這其實也是<text:span text:style-name="T3">MSF (</text:span>醫師無國界組織<text:span text:style-name="T3">) </text:span>的一個基本信念。他們在戰亂地區搶救病患，不管好人壞人，也不管他們是政府軍或反叛軍，大家終究都是<text:span text:style-name="T3"><text:s/>"</text:span>人<text:span text:style-name="T3">"</text:span>，生命一樣可貴，病痛傷害來臨時，一樣可悲。但<text:span text:style-name="T3">MSF</text:span>的醫生護士們卻因此常遭到來自交戰雙方的攻擊，許多<text:span text:style-name="T3">MSF</text:span>的醫療人員因此喪命或傷殘。<text:span text:style-name="T3"><text:line-break/><text:line-break/></text:span>我講這些，跟之前的討論沒有直接關連，但我的想法仍然還是一樣，對於那種彷彿把醫療當成什麼寶貴貨物或重要企業般必須進行<text:span text:style-name="T3"><text:s/>"</text:span>保護<text:span text:style-name="T3">"</text:span>，以確保台灣人醫療品質的說法，我是完全缺乏熱情與認同的，甚至相當反感<text:span text:style-name="T3">(</text:span>再說，國際醫療專區在我看來不但無損於台灣人的醫療資源，長期而言，反倒會是大大增加的。就算短期也許有影響，那種影響根本微乎其微到足以忽略，我有各種數據足以說明或證明我的說法，但我不想談這些可怕的事，以免惹禍<text:span text:style-name="T3">)</text:span>。<text:span text:style-name="T3"><text:line-break/><text:line-break/></text:span>台灣人跟世界上任何人一樣，沒有絲毫特別。法國思想家孟德斯鳩有句名言常被引用，他說，<text:span text:style-name="T3">"</text:span>即使對法國有利但對人類不利的事，依然是一種罪惡，因為，我成為法國人只是偶然，但我成為人卻是必然。<text:span text:style-name="T3">" <text:line-break/><text:line-break/></text:span>我知道這樣一些對台灣人不忠不義的想法在這島上是犯大忌的，可我卻打心底如此相信。台灣主流氛圍整天高舉台灣人，台灣人這樣，台灣人那樣，台灣人好偉大，同時整天污名化、妖魔化大陸人，大陸人好骯髒好邪惡，對此，若說反抗，我是不敢的，但若有一把槍抵住我的頭，要我認同這樣一種自我抬舉與醜化他人的卑劣行徑與心態，我寧可挨上一槍。<text:span text:style-name="T3"><text:line-break/><text:line-break/></text:span>陳真<text:span text:style-name="T3"><text:s/>2014. 06.03.</text:span></text:p>
      <text:p text:style-name="P1"><text:span text:style-name="T1">陳真</text:span><text:s/>  |  2014.06.02 15:45   |   <text:a xlink:type="simple" xlink:href="http://palinfo.habago.org/Entry?Command=Information_PrintForum&amp;iPage=434#FORUM32428"><text:span text:style-name="T2">#</text:span></text:a></text:p>
      <text:p text:style-name="P2">黃院長午安。<text:span text:style-name="T3"><text:line-break/><text:line-break/></text:span>假設有人同樣持有您這三點原則，那他依然很可能在同一個問題上得出完全不一樣的結論。因為原則畢竟是原則，原則與實務之間是並不是一種機械式的對應關係，而是一種詩一般的隱喻，一種啟發。<text:span text:style-name="T3"><text:line-break/><text:line-break/></text:span>這就好像我常看一些年輕醫師或甚至資深的醫師，拿起<text:span text:style-name="T3"><text:s/>DSM </text:span>或<text:span text:style-name="T3"><text:s/>ICD</text:span>，像交通警察開罰單那樣，根據一條一條的症狀之字面意義做診斷。我念醫學院時，也曾好玩地以此方式給自己做診斷，結果發現我竟然符合精神分裂症、憂鬱症、自我挫敗人格及其它一大堆診斷。特別是精神分裂症，簡直可以確立診斷<text:span text:style-name="T3">--</text:span>如果我們要這樣誤用診斷原則的話。<text:span text:style-name="T3"><text:line-break/><text:line-break/></text:span>如果我們要在原則<text:span text:style-name="T3">(PRINCIPLE)</text:span>和實務操作<text:span text:style-name="T3">(PRACTICE)</text:span>之間建立起這樣一種不可能存在的機械式字面對應關係，那麼，這些原則幾乎可以打倒所有的實務操作，使之無法成立。這意味著一種原則的誤用與濫用。<text:span text:style-name="T3"><text:line-break/><text:line-break/></text:span>例如第一點原則<text:span text:style-name="T3"><text:s/>(</text:span>反對醫療追求利益或說反對醫療商品化<text:span text:style-name="T3">) </text:span>若成立，那麼，除了應該消滅氾濫成災的醫學美容以及一大半的整型外科和皮膚科臨床業務之外，首先我們得消滅所有私立醫院包括診所，因為他們<text:span text:style-name="T3"><text:s/>(</text:span>包括我也一樣<text:span text:style-name="T3">)</text:span>，並不是開醫院或開診所來做慈善，這基本上就是一種商業行為，在行銷商品的過程中，醫療人員的學經歷及各種臨床實務表現或外加修辭例如什麼百大名醫選拔等等等，便成為一種廣告行銷手段。<text:span text:style-name="T3"><text:line-break/><text:line-break/></text:span>因此，即便是我自己的診所也一樣得四處設立廣告看板。這基本上就是追求利潤。差別只是在於我不會像其他許多診所那樣行使詐術或以傷害病患健康的方式來謀取不正當的最大利潤。<text:span text:style-name="T3"><text:line-break/><text:line-break/></text:span>我並不反對公醫制度，事實上我甚至嚮往像古巴那樣一種看病完全不是問題而且幾乎沒有任何階級差異的醫療制度<text:span text:style-name="T3">(</text:span>但古巴仍有國際醫療專區<text:span text:style-name="T3">)</text:span>。但我不願意發表一種我也許做不到而且也不打算去追求的主張，因為光說而不做無異空談。口頭上要反對或主張什麼很容易，高調一個比一個高，重點是有沒有可行性？做不做得到？<text:span text:style-name="T3"><text:line-break/><text:line-break/></text:span>接著，在反醫療商品化或反對追求醫療利潤的道德大帽子底下，我們也該廢除頭等、二等病床或自費藥品自費器材等等之類的東西，更該打倒像台大專為大官及政商名流服務的景福門診。因為，如果<text:span text:style-name="T3"><text:s/>"</text:span>醫療不是商品<text:span text:style-name="T3">" </text:span>或<text:span text:style-name="T3"><text:s/>"</text:span>醫療不該追求利潤<text:span text:style-name="T3">" </text:span>是這樣一種機械化的基本原則，那我們目前的醫療狀況就必須整個廢除並且來一番文化大革命才行，因為我們的醫療現狀處處都是商品，處處都是利潤取向，處處都是利益與資源的競爭與掠奪，其商品化的程度與普及，遠遠超過所謂國際醫療專區不知道幾千幾萬倍。<text:span text:style-name="T3"><text:line-break/><text:line-break/></text:span>就連根本沒有成本壓力的台大，不也一樣關注各種所謂產能與收支，甚至掛起紅布條慶祝門診量創新高、獲得什麼獎之類。各大醫院開會往往就是檢討這類績效問題。至於大家平常朗朗上口的所謂競爭力，不也就是典型的商場概念。我的診所背後出資老闆每次找我吃飯，不外也都是談這些，要我拿出提高門診量的具體辦法。<text:span text:style-name="T3"><text:line-break/><text:line-break/></text:span>我待過許多基督教醫院，例如馬偕彰基屏基和門諾，多半唯利是圖，特別是馬偕醫院最明顯。只有門諾也許稱得上例外，這也是為什麼我曾在門諾待兩年，幫黃勝雄院長創辦精神科，兩年沒有拿一毛錢薪水的原因。因為它既然對病患無私，我也不願從它身上謀取哪怕只是一毛錢的利益。問題是，台灣有幾個門諾醫院？<text:span text:style-name="T3"><text:line-break/><text:line-break/></text:span>您的第一點原則就像一種道德宣稱<text:span text:style-name="T3">(</text:span>而且是一種在我看來具有明顯概念缺陷因此很難成立的錯誤宣稱<text:span text:style-name="T3">)</text:span>，也許具有某種精神啟發作用，但它不是一種施行細則，除非我們打算在根本上向古巴的醫療制度看齊。但即便是古巴或公醫制的英國都還是一樣有著必然是以利潤為導向的自費醫療或國際醫療專區之類。<text:span text:style-name="T3"><text:line-break/><text:line-break/></text:span>一個基本原則，如果在這個原則底下，幾乎所有行為都必須被制止或必然應遭到道德譴責時，那我們一定是誤用了這個原則。教育商品化的原則也一樣。要不是我考上公費留學，哪來錢到學費昂貴到嚇死人的英國唸書？有錢才能來讀書，這就是一種商品概念，而錢就是這個概念的核心。如果我們要拿這樣一種粗糙、人為獨斷的道德概念來反對某個特定事物，我們其實等於反對了一切。<text:span text:style-name="T3"><text:line-break/><text:line-break/></text:span>必須說明的是：當我們指出某種說法的理由有誤或極不充份時，並不等於我們主張該說法的對立面。同理，我自然也不是要主張教育或醫療應該商品化，我只是說，如果我們要把一些抽象道德思維給粗暴地原則化，硬要把它扭曲成一種具體的道德操作守則，拿它來反對或攻擊特定對象時，那其實只是欲加之罪，何患無詞。<text:span text:style-name="T3"><text:line-break/><text:line-break/></text:span>比方說，我今天如果要這樣做，照樣能在我心目中全世界最好的和信醫院身上找出無數違反各種道德原則的問題與現象。但是，這樣一種操弄原則的方式合理嗎？道德嗎？<text:span text:style-name="T3"><text:line-break/><text:line-break/></text:span>至於第二原則<text:span text:style-name="T3">(</text:span>台灣人優先<text:span text:style-name="T3">)</text:span>恰恰是我徹底反對的。簡單說，醫療的對象是人，而不是台灣人。而且，任何人理應有權自由流動、尋找或取得適合自身狀況的醫療服務。但我雖然這麼相信，卻不是要主張跟您相反的原則。我只是要說，這個第二原則即便在某種狀況下或某個意義上是合理的，卻不可能在所有意義上都能成立。<text:span text:style-name="T3"><text:line-break/><text:line-break/></text:span>退一萬步說，即便它在所有意義上都能言之成理，那它依然不是一種人類文明的基本價值。在我看來，它恰恰是不道德、不合理的一種主張，把一種不合理不文明的主張當成基本價值來行使，只會製造更多悲劇與衝突。<text:span text:style-name="T3"><text:line-break/><text:line-break/></text:span>再說，即便退十萬步來說，國際醫療專區也不會影響這樣一種所謂台灣人優先的主張。台灣人本來就優先不是嗎？若說這會減少健保人力，那我們難道也應禁止醫師移民或留在海外行醫做研究？我有很多醫界好友或老師都移民到國外，有的做研究，有的教書，有的閒閒沒事做，難道我們應該遣返這些人或譴責他們為何不返國替同胞服務？<text:span text:style-name="T3"><text:line-break/><text:line-break/></text:span>至於第三個原則<text:span text:style-name="T3">(</text:span>醫療人員應妥善訓練<text:span text:style-name="T3">)</text:span>，應該沒有人會反對。但它依然只是一種原則，而不是一種足以明確判定黑白的施行細則。<text:span text:style-name="T3"><text:line-break/><text:line-break/></text:span>就如上一封信裏所說，我對於台灣社會在基本理性與基本道德上完全沒有信心。我雖不敢說我了解世上每個民族，但老實說，我從未見過也很難想像世界上怎麼會有品性、品格普遍這麼差的一個社會，人們似乎對於基本是非美醜完全沒感覺。<text:span text:style-name="T3"><text:line-break/><text:line-break/></text:span>特別是在那些被<text:span text:style-name="T3"><text:s/>"</text:span>政治正確化<text:span text:style-name="T3">" </text:span>的議題上，人們看到不義或行使不義不但不會生氣、不會慚愧，反而覺得很興奮很爽很厲害，一味不擇手段地追求某種顏色或立場的勝利。罵國民黨、罵馬英九，挑撥族群仇恨、醜化抹黑大陸人，幾乎就是台灣社會多年來無日無之的一種時髦流行，你若違反了這些流行所認可的各種標準答案，那你就只能關起門來偷偷講，否則便會招來永無止盡的抹黑造謠攻擊醜化騷擾等等等。<text:span text:style-name="T3"><text:line-break/><text:line-break/></text:span>就像鑑慧的同事只是在院務會議上發表了幾句對於鄭南榕傷害自我生命、不敢茍同的看法，馬上遭到抄家滅族式的攻擊和騷擾，連夜裏都不敢在成大校園裏走動，怕有人身危險。<text:span text:style-name="T3"><text:line-break/><text:line-break/></text:span>總之，我實在很厭倦了這些事。做為一個<text:span text:style-name="T3"><text:s/>"</text:span>人<text:span text:style-name="T3">"</text:span>，尊嚴與正直很重要，因此我不打算再關心台灣社會的事。<text:span text:style-name="T3"><text:line-break/><text:line-break/></text:span>至於我之前寫的那幾萬字或十幾萬字，有的我刪了，有的還在，但我不想拿出來談。因為，如果一個公眾議題或一組概念分析，我沒法公開談論，其實也就沒有私下談論的意義與價值。<text:span text:style-name="T3"><text:line-break/><text:line-break/></text:span>我寫的那些，其實翻來覆去也只是企圖釐清有關<text:span text:style-name="T3"><text:s/>"</text:span>概念之為物<text:span text:style-name="T3">" </text:span>的一些概念分析，很長，就像一本哲學概念的基本教材那樣。我沒法說它寫得很好，但我不認為它能夠在台灣這樣一種反智敗德的落後社會中獲得最基本的一點理解和尊重，換來的百分之百肯定還是辱罵抹黑造謠醜化攻擊騷擾及人身傷害等等這些。<text:span text:style-name="T3"><text:line-break/><text:line-break/></text:span>過去三十年來，為了一點義憤，為了對美與良善的一種嚮往，我已經太對不起自己的父母和家人。這幾年，我慢慢覺悟了；千秋之事千秋決，屬於時間的東西，就留給永恆時光去造化吧。<text:span text:style-name="T3"><text:line-break/><text:line-break/></text:span>黃院長還記得幾年前您曾找我幫忙籌劃陽明、清華等四所大學一系列的倫理巡迴演講課程嗎？記得跟您提過，我若要成為主講者之一，當時原本想講的題目就是<text:span text:style-name="T3"><text:s/>Against Moral Principlism (</text:span>反對道德原則化<text:span text:style-name="T3">)</text:span>，我說我打算從維根斯坦關於數列的一些看法來討論道德有無可能原則化以及該不該原則化的問題。對於這問題，我到現在都還在日夜思索，寫作不斷。因此，基本上我並不是真的在討論國際醫療專區，而只是拿它以及拿您的一些看法來討論道德原則化的可能性。<text:span text:style-name="T3"><text:line-break/><text:line-break/></text:span>學術上，我們可以盡情發揮思想的翅膀，任其在抽象世界中遨翔，但在現實議論上，我要說的，其實也不過就像上面所講的這些。當然還有其它很多問題，但我想我們還是就此打住吧。<text:span text:style-name="T3"><text:line-break/><text:line-break/></text:span>台灣醫界中，我佩服景仰的人不多，黃院長自然是其中之一。我常跟鑑慧說，黃院長和您的和信醫院始終是我在痛苦不堪的醫界環境中心裏的一點火苗，一個渴望。義人的話總是值得聆聽，但義人之所思所言卻往往不一定正確，但它產生的誤導與傷害卻十分巨大。<text:span text:style-name="T3"><text:line-break/><text:line-break/></text:span>陳真<text:span text:style-name="T3"><text:s/>2014. 06. 02.</text:span></text:p>
      <text:p text:style-name="P1"><text:span text:style-name="T1">陳真</text:span><text:s/>  |  2014.06.01 16:36   |   <text:a xlink:type="simple" xlink:href="http://palinfo.habago.org/Entry?Command=Information_PrintForum&amp;iPage=434#FORUM32427"><text:span text:style-name="T2">#</text:span></text:a></text:p>
      <text:p text:style-name="P3">黃達夫院長平安。<text:span text:style-name="T3"><text:line-break/><text:line-break/><text:line-break/></text:span>這本是一封不寄的信，但想想還是把它寄出。向來很少寫信，但既然寫了，不妨就寄。因為很少寫信，更幾乎不曾主動寫信給人，怕引起您誤會，以為有什麼特別的事，其實沒有。就請把它當成<text:span text:style-name="T3"><text:s/>"</text:span>文章<text:span text:style-name="T3">" </text:span>看而不需回信。<text:span text:style-name="T3"><text:line-break/><text:line-break/></text:span>您是世上僅有的兩位能在我文字刊登前<text:span text:style-name="T3"><text:s/>"</text:span>先睹為快<text:span text:style-name="T3">" </text:span>的讀者之一。若非相信您的確想看到<text:span text:style-name="T3"><text:s/>(</text:span>至少不會排斥<text:span text:style-name="T3">) </text:span>我寫的這些無甚意義的通俗文字，我是不敢把那些諸如發表在立報上的所謂<text:span text:style-name="T3"><text:s/>"</text:span>文章<text:span text:style-name="T3">" </text:span>寄給別人的。我連呼吸都深怕打擾人們的安寧，何況文字。<text:span text:style-name="T3"><text:line-break/><text:line-break/></text:span>不過，立報已經停刊，何時復刊我也不知道。將來復刊後，若有一絲言論禁忌或這報紙有任何違背基本是非的習性產生，我也寧可不寫，就像我從許多年前就再也不給偏離基本是非的蘋果日報寫文章一樣。杜念中社長是我好朋友，他兩年前離職了，而我發現蘋果在他離職後似乎整個腐爛而喪失了最基本的可信度，變成一種彷彿立志蠱惑人心的政治工具。題外話。<text:span text:style-name="T3"><text:line-break/><text:line-break/></text:span>這信本來只是要提一件很小的事，那就是我有看到您批評國際醫療專區的一些看法。老實說，看到之後十分訝異。我想說的是，對於您的看法，我幾乎沒有一個字認同。我想，您應該不會在道德上對我有所質疑才對。這意味著，在這問題上，我們之間的歧見無法透過空洞的道德辭彙來釐清，更不可能透過道德指控來取得概念上的優勢。理性與價值之事，自然還是得回到理性與價值的細膩層次上來理解。<text:span text:style-name="T3"><text:line-break/><text:line-break/></text:span>我有一個深植天性的怪癖，那就是：<text:span text:style-name="T3">"</text:span>我總羞於說出一己之見。<text:span text:style-name="T3">" </text:span>每次被迫說出自己的意見總是讓我舌頭打結，羞愧萬分。我幾乎不曾公開談論世上任何見仁見智的現實事務，因為它既然見仁見智，那麼，我的意見就只是千萬人或億萬人之一而不值得任何矚目或議論。我只對於那些像數理邏輯一般具有某種必然性或絕對性的事物或概念敢於大聲說出，就猶如我可以毫不羞赧地大聲說出<text:span text:style-name="T3"><text:s/>"</text:span>在某個運算系統下，一加一等於二<text:span text:style-name="T3">"</text:span>。<text:span text:style-name="T3"><text:line-break/><text:line-break/></text:span>我這封信就只能說出我的不認同，至於如何個不認同法，我決定就保持沉默。事實上，過去這幾星期，我對此寫了很多，多到幾乎可以寫成一本書的厚度和深度。本來想給這一系列文字取個標題叫：<text:span text:style-name="T3">"</text:span>關於醫療專區：反對黃達夫院長的一百個理由<text:span text:style-name="T3">"</text:span>。我寫的自然不是一己之見，而是一些我認為基於基本理性與價值的內在一致性，人們必然應該要認同的概念或說法。但幾經思索，加上和鑑慧討論後，決定讓這些文字永沉大海。<text:span text:style-name="T3"><text:line-break/><text:line-break/></text:span>大約<text:span text:style-name="T3"><text:s/>15 </text:span>年有了吧，在這島上，在這樣一種暴民當道、綠衛兵橫行的社會主流氛圍底下，我早已決定盡一切可能對這一些污穢的人事物保持沉默；與其說怕，與其說噤若寒蟬，不如說不值得且不必要。<text:span text:style-name="T3"><text:line-break/><text:line-break/></text:span>一個偉大羅馬帝國的誕生，值得一個義人的死；一個無辜的小生命，值得龐然武當少林為之瓦解；一個橫征暴斂的強權，烽火漫天，生靈塗炭，值得以命相抗；世上有許多事值得付出代價。可當你身處柏楊所說的醬缸，萬蛆鑽動，難道你要跟一隻一隻沒頭沒臉的蛆蛆拼生死？拿什麼跟牠拼？理性嗎？道德與價值嗎？這樣一種拼生死的過程與代價，如此猥瑣不堪，毫無意義。<text:span text:style-name="T3"><text:line-break/><text:line-break/></text:span>每次不管討論什麼<text:span text:style-name="T3"><text:s/>(</text:span>就比方說上次放寬波蘭醫學院畢業的醫師考執照的事<text:span text:style-name="T3">)</text:span>，沒有人真的想跟你討論，而是只要你<text:span text:style-name="T3"><text:s/>"</text:span>非我族纇<text:span text:style-name="T3">"</text:span>，便想盡辦法抹黑你、惡搞你、造謠騷擾，努力把你污名化、妖魔化。前一陣子所謂反服貿便是如此，除了謠言還是謠言，除了抹黑還是抹黑，幾無一字出於理性、價值與事實。在這島上，永遠都是這樣幹的，從來不曾有一次例外。我常訝異，為何世上會有這樣一個社會，其社會成員居然對於基本事實與基本是非絲毫不感興趣，而只對立場、顏色的勝負感興趣。<text:span text:style-name="T3"><text:line-break/><text:line-break/></text:span>特別是這十幾年來，只要對<text:span text:style-name="T3"><text:s/>"</text:span>綠色<text:span text:style-name="T3">"</text:span>、對所謂本土等等，稍有不敬或不願表態效忠、不願反馬、反中，馬上就會自動招來永無止盡的抹黑造謠、攻擊與騷擾等等等。三十年來，我們幾乎已經付出一切，血淚青春，乃至家破人亡，結果卻造就一個更卑劣可怕的社會。鑑慧說，這樣的代價還不夠嗎？這樣做有意義嗎？<text:span text:style-name="T3"><text:line-break/><text:line-break/></text:span>我們應當竭盡所能甚至犧牲生命去幫助任何受到極不合理的傷害、陷於痛苦之中的人。但是，如果一個社會的主流氛圍或主流文化就是喜歡像蛆那樣生活，而且生活得好愉快，好興奮，好得意，對於任何皺眉者視之為敵，那你為何一定要改變醬缸、一定要改善蛆蛆的生活？在這島上，沒有人在乎什麼是非道德的，講那些給誰聽呢？反正怎麼幹都行，大家喜歡就好，你也沒法多說什麼，只能自己看著辦，看能不能逃離得遠一點，根本沒有必要去拯救一些根本不需要你來拯救、甚至痛恨你來拯救的人。<text:span text:style-name="T3"><text:line-break/><text:line-break/></text:span>每當我感到某種痛苦，常想起史懷哲或德蕾莎乃至甘地，他們的行為，不管怎麼樣都是有意義的，因為受到他們幫助的人並不反對這樣一些幫助。但你有必要付出那麼巨大的痛苦代價去幫助一些根本就不覺得自己需要幫助甚至痛恨你的幫助的人嗎？當然，這些話全屬牢騷，但卻是我這幾年來常常在想的事。我也慢慢學會不再對台灣醫界種種普遍的敗德與荒唐有所不敬。套句馬克斯的話，我已經說了我該說的，做了我該做的，我至少拯救了自己的靈魂。<text:span text:style-name="T3"><text:line-break/><text:line-break/></text:span>愛因斯坦說，<text:span text:style-name="T3">"</text:span>隨著年歲增長，我想要一匹馬拉一輛車的渴望也越來越強烈。<text:span text:style-name="T3">" </text:span>跟他一樣，喧囂濁世，我老想念著那片海，深邃，蒼茫，美麗如斯，渴望一種寧靜與解脫。<text:span text:style-name="T3"><text:line-break/><text:line-break/></text:span>一點牢騷，一點感懷，一點反調，看過便罷，無須回信或回電，因為即便是見了面我也不想多說這些社會上的事了。同時我也相信，細膩的想法便也只能細膩為之，必須用很多很多的文字或語言，就像寫一本哲學教材那樣的份量去陳述，而沒法像民意調查般用簡單話語說出一己之見。<text:span text:style-name="T3"><text:line-break/><text:line-break/></text:span>在思想上或概念上犯下一種錯誤很容易，但要解開這些錯誤卻很難很費時，就像任何人想生病很容易，但要找到治療一個疾病的方法，卻需要許多人的才華與努力。<text:span text:style-name="T3"><text:line-break/><text:line-break/></text:span>祝每天都好。<text:span text:style-name="T3"><text:line-break/><text:line-break/></text:span>陳真<text:span text:style-name="T3"><text:s/>2014. 06. 0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